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8306in" fo:margin-left="-0.0375in" fo:margin-top="0in" fo:margin-bottom="0in" table:align="left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4.205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94in" fo:border="1pt solid #000001"/>
    </style:style>
    <style:style style:name="Table1.A5" style:family="table-cell">
      <style:table-cell-properties style:vertical-align="middle" fo:padding="0.0194in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/>
      <style:text-properties officeooo:paragraph-rsid="001cdb11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style:font-name="Liberation Serif" fo:font-size="12pt" officeooo:paragraph-rsid="00daf878" style:font-size-asian="12pt" style:font-size-complex="12pt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style:font-name="Liberation Serif" fo:font-size="12pt" officeooo:paragraph-rsid="0015a3d0" style:font-size-asian="12pt" style:font-size-complex="12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keep-with-next="auto"/>
      <style:text-properties officeooo:paragraph-rsid="0019ee26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19ee26" style:font-name-asian="Times New Roman2" style:font-size-asian="12pt" style:font-style-asian="normal" style:font-weight-asian="normal" style:font-name-complex="Times New Roman2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9f69b9" officeooo:paragraph-rsid="0018bc5a" style:font-name-asian="Times New Roman2" style:font-size-asian="12pt" style:font-style-asian="normal" style:font-weight-asian="normal" style:font-name-complex="Times New Roman2" style:font-size-complex="12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9f69b9" officeooo:paragraph-rsid="0019e607" style:font-name-asian="Times New Roman2" style:font-size-asian="12pt" style:font-style-asian="normal" style:font-weight-asian="normal" style:font-name-complex="Times New Roman2" style:font-size-complex="12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9f69b9" officeooo:paragraph-rsid="0019ee26" style:font-name-asian="Times New Roman2" style:font-size-asian="12pt" style:font-style-asian="normal" style:font-weight-asian="normal" style:font-name-complex="Times New Roman2" style:font-size-complex="12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9f69b9" officeooo:paragraph-rsid="001b7057" style:font-name-asian="Times New Roman2" style:font-size-asian="12pt" style:font-style-asian="normal" style:font-weight-asian="normal" style:font-name-complex="Times New Roman2" style:font-size-complex="12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2pt" fo:font-style="normal" style:text-underline-style="none" fo:font-weight="normal" officeooo:rsid="001b7057" officeooo:paragraph-rsid="001b7057" style:font-name-asian="Verdana1" style:font-size-asian="12pt" style:font-style-asian="normal" style:font-weight-asian="normal" style:font-name-complex="Verdana1" style:font-size-complex="12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keep-with-next="auto"/>
      <style:text-properties style:font-name="Liberation Serif" fo:font-size="12pt" officeooo:rsid="009f69b9" officeooo:paragraph-rsid="0018bc5a" style:font-size-asian="12pt" style:font-size-complex="12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keep-with-next="auto"/>
      <style:text-properties style:font-name="Liberation Serif" fo:font-size="12pt" officeooo:rsid="001b7057" officeooo:paragraph-rsid="001b7057" style:font-size-asian="12pt" style:font-size-complex="12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Liberation Serif" fo:font-size="12pt" officeooo:paragraph-rsid="00d6a4f8" fo:background-color="#ffffff" style:font-size-asian="12pt" style:font-size-complex="12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Liberation Serif" fo:font-size="12pt" officeooo:paragraph-rsid="00d6a4f8" fo:background-color="#ffcc99" style:font-size-asian="12pt" style:font-size-complex="12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Liberation Serif" fo:font-size="12pt" officeooo:rsid="001b7057" officeooo:paragraph-rsid="001b7057" style:font-size-asian="12pt" style:font-size-complex="12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d6a4f8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officeooo:paragraph-rsid="0019e607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officeooo:paragraph-rsid="0019ee26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officeooo:paragraph-rsid="001cdb11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172766" style:font-name-asian="Times New Roman2" style:font-size-asian="12pt" style:font-style-asian="normal" style:font-weight-asian="normal" style:font-name-complex="Times New Roman2" style:font-size-complex="12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19ee26" style:font-name-asian="Times New Roman2" style:font-size-asian="12pt" style:font-style-asian="normal" style:font-weight-asian="normal" style:font-name-complex="Times New Roman2" style:font-size-complex="12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9f69b9" officeooo:paragraph-rsid="001b7057" style:font-name-asian="Times New Roman2" style:font-size-asian="12pt" style:font-style-asian="normal" style:font-weight-asian="normal" style:font-name-complex="Times New Roman2" style:font-size-complex="12pt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style:font-name="Liberation Serif" fo:font-size="12pt" fo:font-weight="normal" officeooo:paragraph-rsid="00d6a4f8" fo:background-color="#ffffff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32" style:family="paragraph" style:parent-style-name="Table_20_Contents">
      <style:paragraph-properties fo:margin-left="0in" fo:margin-right="0in" fo:margin-top="0in" fo:margin-bottom="0in" style:contextual-spacing="false" fo:line-height="100%" fo:text-indent="0in" style:auto-text-indent="false"/>
      <style:text-properties style:font-name="Liberation Serif" fo:font-size="12pt" style:font-size-asian="12pt" style:font-size-complex="12pt"/>
    </style:style>
    <style:style style:name="P33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34" style:family="paragraph" style:parent-style-name="Standard">
      <style:paragraph-properties fo:margin-left="0in" fo:margin-right="0in" fo:margin-top="0in" fo:margin-bottom="0.1965in" style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35" style:family="paragraph" style:parent-style-name="Standard">
      <style:paragraph-properties fo:margin-left="0in" fo:margin-right="0in" fo:margin-top="0in" fo:margin-bottom="0.1965in" style:contextual-spacing="false" fo:line-height="100%" fo:text-align="start" style:justify-single-word="false" fo:keep-together="auto" fo:orphans="2" fo:widows="2" fo:text-indent="0in" style:auto-text-indent="false" fo:keep-with-next="auto"/>
      <style:text-properties officeooo:paragraph-rsid="0019e607"/>
    </style:style>
    <style:style style:name="P36" style:family="paragraph" style:parent-style-name="Standard">
      <style:paragraph-properties fo:margin-left="0in" fo:margin-right="0in" fo:margin-top="0in" fo:margin-bottom="0.1965in" style:contextual-spacing="false" fo:line-height="100%" fo:text-align="start" style:justify-single-word="false" fo:keep-together="auto" fo:orphans="2" fo:widows="2" fo:text-indent="0in" style:auto-text-indent="false" fo:keep-with-next="auto"/>
      <style:text-properties officeooo:paragraph-rsid="001b7057"/>
    </style:style>
    <style:style style:name="P37" style:family="paragraph" style:parent-style-name="Standard">
      <style:paragraph-properties fo:margin-left="0in" fo:margin-right="0in" fo:margin-top="0in" fo:margin-bottom="0.1965in" style:contextual-spacing="false" fo:line-height="100%" fo:text-align="start" style:justify-single-word="false" fo:keep-together="auto" fo:orphans="2" fo:widows="2" fo:text-indent="0in" style:auto-text-indent="false" fo:keep-with-next="auto"/>
      <style:text-properties officeooo:paragraph-rsid="001cdb11"/>
    </style:style>
    <style:style style:name="P38" style:family="paragraph" style:parent-style-name="Standard">
      <style:paragraph-properties fo:margin-left="0in" fo:margin-right="0in" fo:margin-top="0in" fo:margin-bottom="0.1965in" style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39" style:family="paragraph" style:parent-style-name="Standard">
      <style:paragraph-properties fo:margin-left="0in" fo:margin-right="0in" fo:margin-top="0in" fo:margin-bottom="0.1965in" style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1cdb11" style:font-name-asian="Times New Roman2" style:font-size-asian="12pt" style:font-style-asian="normal" style:font-weight-asian="normal" style:font-name-complex="Times New Roman2" style:font-size-complex="12pt"/>
    </style:style>
    <style:style style:name="P40" style:family="paragraph" style:parent-style-name="Text_20_body">
      <style:paragraph-properties fo:margin-left="0in" fo:margin-right="0in" fo:margin-top="0in" fo:margin-bottom="0.1965in" style:contextual-spacing="false" fo:line-height="100%" fo:text-align="start" style:justify-single-word="false" fo:keep-together="auto" fo:orphans="2" fo:widows="2" fo:text-indent="0in" style:auto-text-indent="false" fo:keep-with-next="auto"/>
      <style:text-properties officeooo:paragraph-rsid="0015a3d0"/>
    </style:style>
    <style:style style:name="P41" style:family="paragraph" style:parent-style-name="Standard">
      <style:paragraph-properties fo:margin-left="0in" fo:margin-right="0in" fo:margin-top="0in" fo:margin-bottom="0.1965in" style:contextual-spacing="false" fo:line-height="100%" fo:text-align="start" style:justify-single-word="false" fo:orphans="2" fo:widows="2" fo:text-indent="0in" style:auto-text-indent="false"/>
      <style:text-properties officeooo:paragraph-rsid="0019e607"/>
    </style:style>
    <style:style style:name="P42" style:family="paragraph" style:parent-style-name="Standard">
      <style:paragraph-properties fo:margin-left="0in" fo:margin-right="0in" fo:margin-top="0in" fo:margin-bottom="0.1965in" style:contextual-spacing="false" fo:line-height="100%" fo:text-align="start" style:justify-single-word="false" fo:orphans="2" fo:widows="2" fo:text-indent="0in" style:auto-text-indent="false"/>
      <style:text-properties officeooo:paragraph-rsid="001b7057"/>
    </style:style>
    <style:style style:name="P43" style:family="paragraph" style:parent-style-name="Standard">
      <style:paragraph-properties fo:margin-left="0in" fo:margin-right="0.0016in" fo:margin-top="0in" fo:margin-bottom="0.1965in" style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44" style:family="paragraph" style:parent-style-name="Standard">
      <style:paragraph-properties fo:margin-left="0in" fo:margin-right="-0.7929in" fo:margin-top="0in" fo:margin-bottom="0in" style:contextual-spacing="false" fo:text-indent="0in" style:auto-text-indent="false"/>
    </style:style>
    <style:style style:name="P45" style:family="paragraph" style:parent-style-name="Standard">
      <style:paragraph-properties fo:margin-top="0in" fo:margin-bottom="0.1965in" style:contextual-spacing="false" fo:line-height="100%"/>
      <style:text-properties fo:font-variant="normal" fo:text-transform="none"/>
    </style:style>
    <style:style style:name="P46" style:family="paragraph" style:parent-style-name="Standard">
      <style:paragraph-properties fo:margin-top="0in" fo:margin-bottom="0.1965in" style:contextual-spacing="false"/>
      <style:text-properties style:font-name="Liberation Serif" fo:font-size="12pt" officeooo:paragraph-rsid="00d8801b" fo:background-color="#ffffff" style:font-size-asian="12pt" style:font-size-complex="12pt"/>
    </style:style>
    <style:style style:name="P47" style:family="paragraph" style:parent-style-name="Standard">
      <style:paragraph-properties fo:margin-top="0in" fo:margin-bottom="0.1965in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48" style:family="paragraph" style:parent-style-name="Standard">
      <style:paragraph-properties fo:margin-top="0in" fo:margin-bottom="0.1965in" style:contextual-spacing="false"/>
      <style:text-properties style:font-name="Liberation Serif" fo:font-size="12pt" officeooo:paragraph-rsid="016783e6" fo:background-color="#ffffff" style:font-size-asian="12pt" style:font-size-complex="12pt"/>
    </style:style>
    <style:style style:name="P49" style:family="paragraph" style:parent-style-name="Standard">
      <style:paragraph-properties fo:margin-top="0in" fo:margin-bottom="0.1965in" style:contextual-spacing="false"/>
      <style:text-properties style:font-name="Liberation Serif" fo:font-size="12pt" officeooo:paragraph-rsid="00d935de" fo:background-color="#ffcc99" style:font-size-asian="12pt" style:font-size-complex="12pt"/>
    </style:style>
    <style:style style:name="P50" style:family="paragraph" style:parent-style-name="Text_20_body">
      <style:paragraph-properties fo:margin-top="0in" fo:margin-bottom="0.1965in" style:contextual-spacing="false"/>
      <style:text-properties style:font-name="Liberation Serif" fo:font-size="12pt" officeooo:paragraph-rsid="00d6a4f8" fo:background-color="#ffffff" style:font-size-asian="12pt" style:font-size-complex="12pt"/>
    </style:style>
    <style:style style:name="P51" style:family="paragraph" style:parent-style-name="Text_20_body">
      <style:paragraph-properties fo:margin-top="0in" fo:margin-bottom="0.1965in" style:contextual-spacing="false"/>
      <style:text-properties style:font-name="Liberation Serif" fo:font-size="12pt" officeooo:paragraph-rsid="00d8801b" fo:background-color="#ffffff" style:font-size-asian="12pt" style:font-size-complex="12pt"/>
    </style:style>
    <style:style style:name="P52" style:family="paragraph" style:parent-style-name="Text_20_body">
      <style:paragraph-properties fo:margin-top="0in" fo:margin-bottom="0.1965in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53" style:family="paragraph" style:parent-style-name="Text_20_body">
      <style:paragraph-properties fo:margin-top="0in" fo:margin-bottom="0.1965in" style:contextual-spacing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16783e6" style:text-blinking="false" fo:background-color="transparent" style:font-size-asian="12pt" style:font-size-complex="12pt"/>
    </style:style>
    <style:style style:name="P54" style:family="paragraph" style:parent-style-name="Text_20_body">
      <style:text-properties officeooo:paragraph-rsid="00d8801b"/>
    </style:style>
    <style:style style:name="P55" style:family="paragraph" style:parent-style-name="Text_20_body">
      <style:text-properties officeooo:paragraph-rsid="00d935de"/>
    </style:style>
    <style:style style:name="P56" style:family="paragraph" style:parent-style-name="Heading_20_1">
      <style:paragraph-properties fo:margin-top="0.1665in" fo:margin-bottom="0.0835in" style:contextual-spacing="false"/>
      <style:text-properties fo:font-variant="normal" fo:text-transform="none"/>
    </style:style>
    <style:style style:name="P57" style:family="paragraph" style:parent-style-name="Standard" style:master-page-name="Standard">
      <style:paragraph-properties fo:margin-top="0in" fo:margin-bottom="0in" style:contextual-spacing="false" style:page-number="1"/>
    </style:style>
    <style:style style:name="P58" style:family="paragraph" style:parent-style-name="Standard" style:list-style-name="WWNum6">
      <style:paragraph-properties fo:margin-left="0.4909in" fo:margin-right="0in" fo:margin-top="0in" fo:margin-bottom="0in" style:contextual-spacing="true" fo:line-height="100%" fo:text-align="start" style:justify-single-word="false" fo:keep-together="auto" fo:orphans="2" fo:widows="2" fo:text-indent="-0.1965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59" style:family="paragraph" style:parent-style-name="Standard" style:list-style-name="WWNum8">
      <style:paragraph-properties fo:margin-left="0.4909in" fo:margin-right="0in" fo:margin-top="0in" fo:margin-bottom="0in" style:contextual-spacing="true" fo:line-height="100%" fo:text-align="start" style:justify-single-word="false" fo:keep-together="auto" fo:orphans="2" fo:widows="2" fo:text-indent="-0.1965in" style:auto-text-indent="false" fo:keep-with-next="auto"/>
    </style:style>
    <style:style style:name="P60" style:family="paragraph" style:parent-style-name="Standard" style:list-style-name="WWNum10">
      <style:paragraph-properties fo:margin-left="0.4909in" fo:margin-right="0in" fo:margin-top="0in" fo:margin-bottom="0in" style:contextual-spacing="true" fo:line-height="100%" fo:text-align="start" style:justify-single-word="false" fo:keep-together="auto" fo:orphans="2" fo:widows="2" fo:text-indent="-0.1965in" style:auto-text-indent="false" fo:keep-with-next="auto"/>
    </style:style>
    <style:style style:name="P61" style:family="paragraph" style:parent-style-name="Standard" style:list-style-name="WWNum6">
      <style:paragraph-properties fo:margin-left="0.4909in" fo:margin-right="0in" fo:margin-top="0in" fo:margin-bottom="0in" style:contextual-spacing="true" fo:line-height="100%" fo:text-align="start" style:justify-single-word="false" fo:orphans="2" fo:widows="2" fo:text-indent="-0.1965in" style:auto-text-indent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f1717" officeooo:paragraph-rsid="001f1717" style:font-name-asian="Times New Roman2" style:font-size-asian="12pt" style:font-style-asian="normal" style:font-weight-asian="normal" style:font-name-complex="Times New Roman2" style:font-size-complex="12pt"/>
    </style:style>
    <style:style style:name="P62" style:family="paragraph" style:parent-style-name="Standard" style:list-style-name="WWNum6">
      <style:paragraph-properties fo:margin-left="0.4909in" fo:margin-right="0in" fo:margin-top="0in" fo:margin-bottom="0.1965in" style:contextual-spacing="true" fo:line-height="100%" fo:text-align="start" style:justify-single-word="false" fo:keep-together="auto" fo:orphans="2" fo:widows="2" fo:text-indent="-0.1965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63" style:family="paragraph" style:parent-style-name="Standard" style:list-style-name="WWNum8">
      <style:paragraph-properties fo:margin-left="0.4909in" fo:margin-right="0in" fo:margin-top="0in" fo:margin-bottom="0.1965in" style:contextual-spacing="true" fo:line-height="100%" fo:text-align="start" style:justify-single-word="false" fo:keep-together="auto" fo:orphans="2" fo:widows="2" fo:text-indent="-0.1965in" style:auto-text-indent="false" fo:keep-with-next="auto"/>
    </style:style>
    <style:style style:name="P64" style:family="paragraph" style:parent-style-name="Standard" style:list-style-name="WWNum10">
      <style:paragraph-properties fo:margin-left="0.4909in" fo:margin-right="0in" fo:margin-top="0in" fo:margin-bottom="0.1965in" style:contextual-spacing="true" fo:line-height="100%" fo:text-align="start" style:justify-single-word="false" fo:keep-together="auto" fo:orphans="2" fo:widows="2" fo:text-indent="-0.1965in" style:auto-text-indent="false" fo:keep-with-next="auto"/>
    </style:style>
    <style:style style:name="P65" style:family="paragraph" style:parent-style-name="Standard">
      <style:paragraph-properties fo:margin-left="0in" fo:margin-right="0in" fo:margin-top="0in" fo:margin-bottom="0.1965in" style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66" style:family="paragraph" style:parent-style-name="Standard">
      <style:paragraph-properties fo:margin-left="0in" fo:margin-right="0in" fo:margin-top="0in" fo:margin-bottom="0.1965in" style:contextual-spacing="false" fo:line-height="100%" fo:text-align="start" style:justify-single-word="false" fo:orphans="2" fo:widows="2" fo:text-indent="0in" style:auto-text-indent="false"/>
      <style:text-properties fo:font-weight="normal" officeooo:rsid="00215b2a" officeooo:paragraph-rsid="00215b2a" style:font-weight-asian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19e607" style:font-name-asian="Times New Roman2" style:font-size-asian="12pt" style:font-style-asian="normal" style:font-weight-asian="normal" style:font-name-complex="Times New Roman2" style:font-size-complex="12pt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1cdb11" style:font-name-asian="Times New Roman2" style:font-size-asian="12pt" style:font-style-asian="normal" style:font-weight-asian="normal" style:font-name-complex="Times New Roman2" style:font-size-complex="12pt"/>
    </style:style>
    <style:style style:name="P70" style:family="paragraph" style:parent-style-name="Table_20_Contents" style:list-style-name="L1">
      <style:paragraph-properties fo:margin-top="0in" fo:margin-bottom="0in" style:contextual-spacing="false" fo:line-height="100%"/>
    </style:style>
    <style:style style:name="P71" style:family="paragraph" style:parent-style-name="Table_20_Contents" style:list-style-name="L1">
      <style:paragraph-properties fo:margin-top="0in" fo:margin-bottom="0in" style:contextual-spacing="false" fo:line-height="100%"/>
      <style:text-properties style:font-name="Liberation Serif" fo:font-size="12pt" fo:font-weight="bold" style:font-size-asian="12pt" style:font-size-complex="12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Verdana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1122a" style:font-name-asian="Times New Roman2" style:font-size-asian="12pt" style:font-style-asian="normal" style:font-weight-asian="normal" style:font-name-complex="Times New Roman2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2de1f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34497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2" style:font-size-asian="12pt" style:font-style-asian="normal" style:font-name-complex="Times New Roman2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2pt" style:text-underline-style="none" fo:font-weight="normal" style:font-name-asian="Times New Roman2" style:font-size-asian="12pt" style:font-weight-asian="normal" style:font-name-complex="Times New Roman2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2pt" style:text-underline-style="none" fo:font-weight="bold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2" style:font-size-asian="12pt" style:font-style-asian="italic" style:font-weight-asian="normal" style:font-name-complex="Times New Roman2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style:font-name-asian="Times New Roman2" style:font-size-asian="12pt" style:font-style-asian="italic" style:font-name-complex="Times New Roman2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style:text-underline-style="none" fo:font-weight="bold" style:font-name-asian="Times New Roman2" style:font-weight-asian="bold" style:font-name-complex="Times New Roman2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style:text-underline-style="none" fo:font-weight="normal" style:font-name-asian="Times New Roman2" style:font-weight-asian="normal" style:font-name-complex="Times New Roman2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tyle="italic" style:text-underline-style="none" fo:font-weight="normal" style:font-name-asian="Times New Roman2" style:font-style-asian="italic" style:font-weight-asian="normal" style:font-name-complex="Times New Roman2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tyle="italic" style:text-underline-style="none" fo:font-weight="bold" style:font-name-asian="Times New Roman2" style:font-style-asian="italic" style:font-weight-asian="bold" style:font-name-complex="Times New Roman2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Verdana" fo:font-size="10pt" style:text-underline-style="none" fo:font-weight="bold" style:font-name-asian="Verdana1" style:font-size-asian="10pt" style:font-weight-asian="bold" style:font-name-complex="Verdana1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Verdana" fo:font-size="10pt" style:text-underline-style="none" fo:font-weight="normal" style:font-name-asian="Verdana1" style:font-size-asian="10pt" style:font-weight-asian="normal" style:font-name-complex="Verdana1" style:font-size-complex="10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italic" style:text-underline-style="none" fo:font-weight="normal" style:font-name-asian="Verdana1" style:font-size-asian="10pt" style:font-style-asian="italic" style:font-weight-asian="normal" style:font-name-complex="Verdana1" style:font-size-complex="10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9f69b9" style:font-name-asian="Times New Roman2" style:font-size-asian="12pt" style:font-style-asian="normal" style:font-weight-asian="normal" style:font-name-complex="Times New Roman2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72766" style:font-name-asian="Times New Roman2" style:font-size-asian="12pt" style:font-style-asian="normal" style:font-weight-asian="normal" style:font-name-complex="Times New Roman2" style:font-size-complex="12pt"/>
    </style:style>
    <style:style style:name="T28" style:family="text">
      <style:text-properties fo:font-variant="normal" fo:text-transform="none" fo:font-weight="bold" style:font-weight-asian="bold"/>
    </style:style>
    <style:style style:name="T29" style:family="text">
      <style:text-properties fo:font-variant="normal" fo:text-transform="none" fo:font-style="italic" style:font-style-asian="italic"/>
    </style:style>
    <style:style style:name="T30" style:family="text">
      <style:text-properties fo:font-weight="bold"/>
    </style:style>
    <style:style style:name="T31" style:family="text">
      <style:text-properties fo:font-weight="bold" style:font-weight-asian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fo:background-color="#ffffff" loext:char-shading-value="0"/>
    </style:style>
    <style:style style:name="T34" style:family="text">
      <style:text-properties fo:font-style="italic" style:font-style-asian="italic"/>
    </style:style>
    <style:style style:name="T35" style:family="text">
      <style:text-properties officeooo:rsid="0154173b"/>
    </style:style>
    <style:style style:name="T36" style:family="text">
      <style:text-properties fo:background-color="#ffffff" loext:char-shading-value="0"/>
    </style:style>
    <style:style style:name="T37" style:family="text">
      <style:text-properties officeooo:rsid="014a2623" fo:background-color="#ffffff" loext:char-shading-value="0"/>
    </style:style>
    <style:style style:name="T38" style:family="text">
      <style:text-properties officeooo:rsid="0263684f"/>
    </style:style>
    <style:style style:name="T39" style:family="text">
      <style:text-properties officeooo:rsid="0014b051"/>
    </style:style>
    <style:style style:name="T40" style:family="text">
      <style:text-properties officeooo:rsid="0015a3d0"/>
    </style:style>
    <style:style style:name="T41" style:family="text">
      <style:text-properties style:font-name="Liberation Serif" fo:font-size="12pt" fo:font-weight="bold" style:font-size-asian="12pt" style:font-size-complex="12pt"/>
    </style:style>
    <style:style style:name="T42" style:family="text">
      <style:text-properties style:font-name="Liberation Serif" fo:font-size="12pt" fo:font-weight="bold" officeooo:rsid="01469bef" style:font-size-asian="12pt" style:font-size-complex="12pt"/>
    </style:style>
    <style:style style:name="T4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44" style:family="text">
      <style:text-properties style:font-name="Liberation Serif" fo:font-size="12pt" style:font-size-asian="12pt" style:font-size-complex="12pt"/>
    </style:style>
    <style:style style:name="T45" style:family="text">
      <style:text-properties style:font-name="Liberation Serif" officeooo:rsid="009f69b9"/>
    </style:style>
    <style:style style:name="T46" style:family="text">
      <style:text-properties style:font-name="Liberation Serif" officeooo:rsid="00172766"/>
    </style:style>
    <style:style style:name="T47" style:family="text">
      <style:text-properties style:font-weight-asian="bold" style:font-weight-complex="bold"/>
    </style:style>
    <style:style style:name="T48" style:family="text">
      <style:text-properties style:font-name="Liberation Mono" fo:font-weight="bold" style:font-weight-asian="bold" style:font-weight-complex="bold"/>
    </style:style>
    <style:style style:name="T49" style:family="text">
      <style:text-properties officeooo:rsid="007743e6"/>
    </style:style>
    <style:style style:name="T50" style:family="text">
      <style:text-properties officeooo:rsid="00172766"/>
    </style:style>
    <style:style style:name="T51" style:family="text">
      <style:text-properties officeooo:rsid="001b7057"/>
    </style:style>
    <style:style style:name="T52" style:family="text">
      <style:text-properties officeooo:rsid="001d150f"/>
    </style:style>
    <style:style style:name="T53" style:family="text">
      <style:text-properties officeooo:rsid="001f93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56">Loading data from files - English</text:p>
      <text:p text:style-name="P1"/>
      <text:p text:style-name="P5"><text:span text:style-name="T2">Title of script:</text:span><text:span text:style-name="T3"> Loading data files from files</text:span></text:p>
      <text:p text:style-name="P5"><text:span text:style-name="T2">Author:</text:span><text:span text:style-name="T3"> Usha Viswanathan</text:span></text:p>
      <text:p text:style-name="P5"><text:span text:style-name="T2">Keywords: video tutorial,</text:span><text:span text:style-name="T3"> read data</text:span><text:span text:style-name="T2">,</text:span><text:span text:style-name="T3"> files</text:span><text:span text:style-name="T2">,</text:span><text:span text:style-name="T3"> loadtxt</text:span><text:span text:style-name="T2">, ipython</text:span></text:p>
      <text:p text:style-name="P33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Visual Cue</text:p>
          </table:table-cell>
          <table:table-cell table:style-name="Table1.A1" office:value-type="string">
            <text:p text:style-name="P7">Narration</text:p>
          </table:table-cell>
        </table:table-row>
        <table:table-row table:style-name="Table1.1">
          <table:table-cell table:style-name="Table1.A1" office:value-type="string">
            <text:p text:style-name="P38">Show Slide </text:p>
            <text:p text:style-name="P40">containing title, name of the production team along with the logo of MHRD </text:p>
          </table:table-cell>
          <table:table-cell table:style-name="Table1.A1" office:value-type="string">
            <text:p text:style-name="P9">Hello Friends and Welcome to the spoken tutorial on <text:span text:style-name="T32">"loading data from files".</text:span></text:p>
          </table:table-cell>
        </table:table-row>
        <table:table-row table:style-name="Table1.1">
          <table:table-cell table:style-name="Table1.A1" office:value-type="string">
            <text:p text:style-name="P38">Show Slide </text:p>
            <text:p text:style-name="P38">Learning objectives</text:p>
          </table:table-cell>
          <table:table-cell table:style-name="Table1.A1" office:value-type="string">
            <text:p text:style-name="P38">At the end of this tutorial you will <text:span text:style-name="T52">learn to</text:span>,</text:p>
            <text:p text:style-name="P38"><text:s/>Read data from files, which contain data in:</text:p>
            <text:list xml:id="list671363880813200566" text:style-name="WWNum6">
              <text:list-item>
                <text:p text:style-name="P58">Single column format <text:s/></text:p>
                <text:p text:style-name="P61">Or</text:p>
              </text:list-item>
              <text:list-item>
                <text:p text:style-name="P62">Multiple columns separated by spaces or other delimiters</text:p>
              </text:list-item>
            </text:list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32">Show Slide </text:p>
            <text:p text:style-name="P32">System <text:span text:style-name="T53">Specifications</text:span></text:p>
          </table:table-cell>
          <table:table-cell table:style-name="Table1.A1" office:value-type="string">
            <text:p text:style-name="P32">To record this tutorial, I am using </text:p>
            <text:list xml:id="list7230235208772555585" text:style-name="L1">
              <text:list-item>
                <text:p text:style-name="P70"><text:span text:style-name="T41">Ubuntu Linux 14.04</text:span><text:span text:style-name="T44"> operating system</text:span></text:p>
              </text:list-item>
              <text:list-item>
                <text:p text:style-name="P71"><text:span text:style-name="T47">Python</text:span> 2.7.6</text:p>
              </text:list-item>
              <text:list-item>
                <text:p text:style-name="P70"><text:span text:style-name="T43">IPython</text:span><text:span text:style-name="T41"> 3.</text:span><text:span text:style-name="T42">0.0</text:span>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38">Show Slide </text:p>
            <text:p text:style-name="P38">Pre-requisites</text:p>
          </table:table-cell>
          <table:table-cell table:style-name="Table1.A5" office:value-type="string">
            <text:p text:style-name="P38"/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0">[Terminal]</text:p>
            <text:p text:style-name="P31"><text:span text:style-name="T48">ipython --pylab</text:span><text:span text:style-name="T32"> </text:span></text:p>
          </table:table-cell>
          <table:table-cell table:style-name="Table1.A1" office:value-type="string">
            <text:p text:style-name="P3">Let us start <text:span text:style-name="T32">ipython</text:span> with <text:span text:style-name="T32">pylab</text:span> loaded. </text:p>
            <text:p text:style-name="P3"/>
            <text:p text:style-name="P4"><text:span text:style-name="T49">O</text:span>pen the <text:span text:style-name="T32">terminal</text:span> and type <text:span text:style-name="T15">ipython</text:span><text:span text:style-name="T17">(space)(hyphen)(hyphen)</text:span><text:span text:style-name="T15">pylab</text:span><text:span text:style-name="T17"> </text:span><text:span text:style-name="T16">and press</text:span><text:span text:style-name="T18"> Enter</text:span></text:p>
          </table:table-cell>
        </table:table-row>
        <table:table-row table:style-name="Table1.1">
          <table:table-cell table:style-name="Table1.A1" office:value-type="string">
            <text:p text:style-name="P17"/>
            <text:p text:style-name="P21"/>
            <text:p text:style-name="P5"/>
          </table:table-cell>
          <table:table-cell table:style-name="Table1.A1" office:value-type="string">
            <text:p text:style-name="P9">Now, Let us begin with reading the file primes.txt.</text:p>
            <text:p text:style-name="P26"/>
            <text:p text:style-name="P9">This file contains a list of prime numbers listed in a column.</text:p>
            <text:p text:style-name="P5"><text:span text:style-name="T3">Use the </text:span><text:span text:style-name="T7">loadtxt()</text:span><text:span text:style-name="T3"> command to do this.</text:span></text:p>
            <text:p text:style-name="P26"/>
            <text:p text:style-name="P9"><text:soft-page-break/>Please make sure that you provide the correct path to the file, 'primes.txt'.</text:p>
            <text:p text:style-name="P26"/>
            <text:p text:style-name="P5"><text:span text:style-name="T3">The file, in our case, is present in the home fol</text:span>der. </text:p>
          </table:table-cell>
        </table:table-row>
        <table:table-row table:style-name="Table1.1">
          <table:table-cell table:style-name="Table1.A1" office:value-type="string">
            <text:p text:style-name="P11"><text:span text:style-name="T45">[</text:span><text:span text:style-name="T50">IPython </text:span><text:span text:style-name="T45">Terminal]</text:span></text:p>
            <text:p text:style-name="P27">Type</text:p>
            <text:p text:style-name="P5"><text:span text:style-name="T7">cat</text:span><text:span text:style-name="T31"> </text:span><text:span text:style-name="T7">primes.txt</text:span></text:p>
            <text:p text:style-name="P9">and press Enter</text:p>
          </table:table-cell>
          <table:table-cell table:style-name="Table1.A1" office:value-type="string">
            <text:p text:style-name="P5"/>
            <text:p text:style-name="P5">W<text:span text:style-name="T3">e can use the</text:span><text:span text:style-name="T7"> cat</text:span><text:span text:style-name="T3"> command to </text:span>fetch data from th<text:span text:style-name="T3">e file and display </text:span>it<text:span text:style-name="T3"> on the terminal.</text:span></text:p>
            <text:p text:style-name="P26"/>
            <text:p text:style-name="P5"><text:span text:style-name="T3">Type</text:span><text:span text:style-name="T12"> </text:span><text:span text:style-name="T11">cat</text:span><text:span text:style-name="T34">(space)</text:span><text:span text:style-name="T11">primes</text:span><text:span text:style-name="T12">(dot)</text:span><text:span text:style-name="T11">txt</text:span><text:span text:style-name="T12"> and</text:span><text:span text:style-name="T3"> </text:span><text:span text:style-name="T12">press</text:span><text:span text:style-name="T13"> </text:span><text:span text:style-name="T11">Enter</text:span></text:p>
          </table:table-cell>
        </table:table-row>
        <table:table-row table:style-name="Table1.1">
          <table:table-cell table:style-name="Table1.A1" office:value-type="string">
            <text:p text:style-name="P16">[<text:span text:style-name="T50">IPython </text:span>Terminal]</text:p>
            <text:p text:style-name="P5"><text:span text:style-name="T3">Type </text:span><text:span text:style-name="T7">primes = loadtxt(</text:span><text:span text:style-name="T31">“</text:span><text:span text:style-name="T7">primes.txt</text:span><text:span text:style-name="T31">”</text:span><text:span text:style-name="T7">)</text:span></text:p>
            <text:p text:style-name="P5"><text:span text:style-name="T3">and press </text:span><text:span text:style-name="T7">Enter</text:span></text:p>
          </table:table-cell>
          <table:table-cell table:style-name="Table1.A1" office:value-type="string">
            <text:p text:style-name="P5"><text:span text:style-name="T3">Now let us read this list into the variable</text:span><text:span text:style-name="T7"> primes</text:span><text:span text:style-name="T3">.</text:span></text:p>
            <text:p text:style-name="P5"/>
            <text:p text:style-name="P5"><text:span text:style-name="T3">Type</text:span><text:span text:style-name="T12"> </text:span><text:span text:style-name="T11">primes</text:span><text:span text:style-name="T12">(equal to)</text:span><text:span text:style-name="T11">loadtx</text:span><text:span text:style-name="T12">t(open bracket)(within </text:span><text:span text:style-name="T34">double</text:span><text:span text:style-name="T12"> quotes)</text:span><text:span text:style-name="T11">primes</text:span><text:span text:style-name="T12">(dot)</text:span><text:span text:style-name="T11">txt</text:span><text:span text:style-name="T12">(bracket close)and press</text:span><text:span text:style-name="T13"> </text:span><text:span text:style-name="T11">Enter.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45">[</text:span><text:span text:style-name="T50">IPython </text:span><text:span text:style-name="T45">Terminal]</text:span></text:p>
            <text:p text:style-name="P27">Type</text:p>
            <text:p text:style-name="P5"><text:span text:style-name="T7">print primes</text:span><text:span text:style-name="T3"> and press </text:span><text:span text:style-name="T7">Enter</text:span></text:p>
          </table:table-cell>
          <table:table-cell table:style-name="Table1.A1" office:value-type="string">
            <text:p text:style-name="P35"><text:span text:style-name="T7">primes</text:span><text:span text:style-name="T3"> is now a sequence of prime numbers, that was listed in the file, </text:span><text:span text:style-name="T7">primes.txt</text:span><text:span text:style-name="T3">. <text:s/></text:span></text:p>
            <text:p text:style-name="P41"><text:span text:style-name="T3">Now let us </text:span>display the contents in the variable <text:span text:style-name="T31">primes.</text:span></text:p>
            <text:p text:style-name="P1">N<text:span text:style-name="T1">ow type,</text:span><text:span text:style-name="T29"> </text:span><text:span text:style-name="T28">print</text:span><text:span text:style-name="T29">(space)</text:span><text:span text:style-name="T28">primes</text:span><text:span text:style-name="T1"> to see the sequence printed.</text:span></text:p>
          </table:table-cell>
        </table:table-row>
        <table:table-row table:style-name="Table1.1">
          <table:table-cell table:style-name="Table1.A1" office:value-type="string">
            <text:p text:style-name="P12">[<text:span text:style-name="T50">IPython </text:span>Terminal]</text:p>
            <text:p text:style-name="P26">Highlight the output on the terminal</text:p>
          </table:table-cell>
          <table:table-cell table:style-name="Table1.A1" office:value-type="string">
            <text:p text:style-name="P68">We observe that all the numbers end with a period. </text:p>
            <text:p text:style-name="P23"><text:span text:style-name="T3">This is so, because these numbers are actually read as</text:span><text:span text:style-name="T7"> floats.</text:span>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5"><text:span text:style-name="T3">Now, let us use the</text:span><text:span text:style-name="T7"> loadtxt</text:span><text:span text:style-name="T3"> command to read a file</text:span><text:span text:style-name="T7"> pendulum.txt.</text:span></text:p>
            <text:p text:style-name="P9">This file contains two columns of data.</text:p>
            <text:p text:style-name="P5"/>
            <text:p text:style-name="P5"><text:span text:style-name="T3">This </text:span>first column<text:span text:style-name="T3"> contains the length of the pendulum</text:span>. <text:span text:style-name="T3">The second column contains the corresponding time period.</text:span></text:p>
            <text:p text:style-name="P5"/>
            <text:p text:style-name="P5"><text:span text:style-name="T3">Note that here</text:span><text:span text:style-name="T7"> loadtxt</text:span><text:span text:style-name="T3"> needs both the columns to have equal number of rows.</text:span>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3">[<text:span text:style-name="T50">IPython </text:span>Terminal]</text:p>
            <text:p text:style-name="P26">Type</text:p>
            <text:p text:style-name="P8">cat pendulum.txt</text:p>
            <text:p text:style-name="P5"/>
            <text:p text:style-name="P5"><text:span text:style-name="T3">and press</text:span><text:span text:style-name="T7"> Enter</text:span></text:p>
          </table:table-cell>
          <table:table-cell table:style-name="Table1.A1" office:value-type="string">
            <text:p text:style-name="P5"><text:span text:style-name="T3">We use the</text:span><text:span text:style-name="T7"> cat</text:span><text:span text:style-name="T3"> command to view the contents of this file.</text:span></text:p>
            <text:p text:style-name="P5"/>
            <text:p text:style-name="P1">Type <text:span text:style-name="T31">cat</text:span><text:span text:style-name="T34">(space)</text:span><text:span text:style-name="T31">pendulum</text:span><text:span text:style-name="T34">(dot)</text:span><text:span text:style-name="T31">txt </text:span>and press<text:span text:style-name="T31"> Ente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45">[</text:span><text:span text:style-name="T46">IPython </text:span><text:span text:style-name="T45">Terminal]</text:span></text:p>
            <text:p text:style-name="P28">Type</text:p>
            <text:p text:style-name="P5"><text:span text:style-name="T7">pend=loadtxt(</text:span><text:span text:style-name="T31">“</text:span><text:span text:style-name="T7">pendulum.txt</text:span><text:span text:style-name="T31">”</text:span><text:span text:style-name="T7">)</text:span></text:p>
            <text:p text:style-name="P9">and press Enter</text:p>
          </table:table-cell>
          <table:table-cell table:style-name="Table1.A1" office:value-type="string">
            <text:p text:style-name="P5"><text:span text:style-name="T3">Let us, now, read the data into the variable</text:span><text:span text:style-name="T7"> pend</text:span><text:span text:style-name="T3">. </text:span></text:p>
            <text:p text:style-name="P5"/>
            <text:p text:style-name="P5"><text:span text:style-name="T3">Type </text:span><text:span text:style-name="T7">pend</text:span><text:span text:style-name="T12">(equal to)</text:span><text:span text:style-name="T11">loadtxt</text:span><text:span text:style-name="T12">(open bracket)(within </text:span><text:span text:style-name="T34">double</text:span><text:span text:style-name="T12"> </text:span><text:span text:style-name="T34">q</text:span><text:span text:style-name="T12">uotes)</text:span><text:span text:style-name="T11">pendulum</text:span><text:span text:style-name="T12">(dot)</text:span><text:span text:style-name="T11">txt</text:span><text:span text:style-name="T12">(bracket close) </text:span><text:span text:style-name="T10">and</text:span><text:span text:style-name="T12"> press</text:span><text:span text:style-name="T13"> Enter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6">[</text:span><text:span text:style-name="T27">IPython </text:span><text:span text:style-name="T26">Terminal]</text:span></text:p>
            <text:p text:style-name="P24"/>
            <text:p text:style-name="P24"><text:span text:style-name="T3">print</text:span><text:span text:style-name="T7"> pend</text:span></text:p>
            <text:p text:style-name="P5"><text:span text:style-name="T3">and press </text:span><text:span text:style-name="T7">Enter</text:span></text:p>
          </table:table-cell>
          <table:table-cell table:style-name="Table1.A1" office:value-type="string">
            <text:p text:style-name="P5"><text:span text:style-name="T3">Let us now print the variable</text:span><text:span text:style-name="T7"> pend</text:span><text:span text:style-name="T3"> and see what it contains.</text:span></text:p>
          </table:table-cell>
        </table:table-row>
        <table:table-row table:style-name="Table1.1">
          <table:table-cell table:style-name="Table1.A1" office:value-type="string">
            <text:p text:style-name="P5"/>
            <text:p text:style-name="P13"><text:soft-page-break/></text:p>
            <text:p text:style-name="P5"/>
            <text:p text:style-name="P13">[<text:span text:style-name="T50">IPython </text:span>Terminal]</text:p>
            <text:p text:style-name="P5"/>
            <text:p text:style-name="P5"><text:span text:style-name="T3">Type </text:span><text:span text:style-name="T7">L</text:span><text:span text:style-name="T3">,</text:span><text:span text:style-name="T7">T</text:span><text:span text:style-name="T3">=</text:span><text:span text:style-name="T7">loadtxt(</text:span><text:span text:style-name="T31">“</text:span><text:span text:style-name="T7">pendulum.txt</text:span><text:span text:style-name="T31">”</text:span><text:span text:style-name="T7">, unpack=True)</text:span></text:p>
            <text:p text:style-name="P5"/>
            <text:p text:style-name="P9">and press Enter</text:p>
          </table:table-cell>
          <table:table-cell table:style-name="Table1.A1" office:value-type="string">
            <text:p text:style-name="P5"><text:span text:style-name="T3">Notice that</text:span><text:span text:style-name="T7"> pend</text:span><text:span text:style-name="T3"> is not a simple sequence like</text:span><text:span text:style-name="T7"> primes</text:span><text:span text:style-name="T3">.</text:span></text:p>
            <text:p text:style-name="P5"><text:soft-page-break/><text:span text:style-name="T3">It has two sequences containing </text:span>two<text:span text:style-name="T3"> columns of the data file.</text:span></text:p>
            <text:p text:style-name="P5">L<text:span text:style-name="T3">et us use an additional argument of the</text:span><text:span text:style-name="T7"> loadtxt</text:span><text:span text:style-name="T3"> command. This will read the data into two separate, simple sequences.</text:span></text:p>
            <text:p text:style-name="P5"/>
            <text:p text:style-name="P5"><text:span text:style-name="T3">Type </text:span><text:span text:style-name="T7">L</text:span><text:span text:style-name="T3">(comma)</text:span><text:span text:style-name="T7">T</text:span><text:span text:style-name="T12">(equal to)</text:span><text:span text:style-name="T11">loadtxt</text:span><text:span text:style-name="T14">(open </text:span><text:span text:style-name="T12">bracket)(inside </text:span><text:span text:style-name="T34">double </text:span><text:span text:style-name="T12">quotes)</text:span><text:span text:style-name="T11">pendulum</text:span><text:span text:style-name="T12">(dot)</text:span><text:span text:style-name="T11">txt</text:span><text:span text:style-name="T12">(comma)</text:span><text:span text:style-name="T11">unpack</text:span><text:span text:style-name="T12">(equal to)</text:span><text:span text:style-name="T11">True</text:span><text:span text:style-name="T12">(bracket close) </text:span><text:span text:style-name="T10">and press</text:span><text:span text:style-name="T13"> Enter</text:span></text:p>
          </table:table-cell>
        </table:table-row>
        <table:table-row table:style-name="Table1.1">
          <table:table-cell table:style-name="Table1.A1" office:value-type="string">
            <text:p text:style-name="P13">[<text:span text:style-name="T50">IPython </text:span>Terminal]</text:p>
            <text:p text:style-name="P34"><text:span text:style-name="T3">Type print</text:span><text:span text:style-name="T7"> L</text:span></text:p>
            <text:p text:style-name="P34"><text:span text:style-name="T19">print</text:span><text:span text:style-name="T20"> T</text:span></text:p>
            <text:p text:style-name="P38">and press Enter</text:p>
          </table:table-cell>
          <table:table-cell table:style-name="Table1.A1" office:value-type="string">
            <text:p text:style-name="P5"><text:span text:style-name="T3">Let us now, print the variables</text:span><text:span text:style-name="T7"> L</text:span><text:span text:style-name="T3"> and</text:span><text:span text:style-name="T7"> T</text:span><text:span text:style-name="T3">, to see what they contain.</text:span></text:p>
            <text:p text:style-name="P5"/>
            <text:p text:style-name="P5"><text:span text:style-name="T3">Type</text:span><text:span text:style-name="T12"> </text:span><text:span text:style-name="T11">print</text:span><text:span text:style-name="T12">(space)</text:span><text:span text:style-name="T11">L</text:span></text:p>
            <text:p text:style-name="P5"><text:span text:style-name="T3">Type</text:span><text:span text:style-name="T12"> </text:span><text:span text:style-name="T11">print</text:span><text:span text:style-name="T12">(space)</text:span><text:span text:style-name="T11">T </text:span><text:span text:style-name="T3">and press</text:span><text:span text:style-name="T7"> Enter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<text:span text:style-name="T3">Notice, that</text:span><text:span text:style-name="T7"> L</text:span><text:span text:style-name="T3"> and</text:span><text:span text:style-name="T7"> T</text:span><text:span text:style-name="T3"> now contain the first and second columns of data from the data file,</text:span><text:span text:style-name="T7"> pendulum.txt.</text:span></text:p>
            <text:p text:style-name="P9">These are both simple sequences.</text:p>
            <text:p text:style-name="P5"><text:span text:style-name="T7">unpack(equal to)True</text:span><text:span text:style-name="T3"> has made the two columns into two separate sequences.</text:span></text:p>
          </table:table-cell>
        </table:table-row>
        <table:table-row table:style-name="Table1.1">
          <table:table-cell table:style-name="Table1.A1" office:value-type="string">
            <text:p text:style-name="P38">Show Slide 4</text:p>
            <text:p text:style-name="P38">Assignment 1</text:p>
          </table:table-cell>
          <table:table-cell table:style-name="Table1.A1" office:value-type="string">
            <text:p text:style-name="P34"><text:span text:style-name="T3">Till now, we have learnt the basic use of the</text:span><text:span text:style-name="T7"> loadtxt</text:span><text:span text:style-name="T3"> command. Let us try an example.</text:span></text:p>
            <text:p text:style-name="P38">Pause the video here and try out the following exercise and resume the video.</text:p>
            <text:p text:style-name="P36"><text:span text:style-name="T3">Read the </text:span><text:span text:style-name="T4">data from the </text:span><text:span text:style-name="T3">file</text:span><text:span text:style-name="T7"> pendulum</text:span><text:span text:style-name="T14">(underscore)</text:span><text:span text:style-name="T7">semicolon</text:span><text:span text:style-name="T34">(dot)</text:span><text:span text:style-name="T7">txt. </text:span></text:p>
            <text:p text:style-name="P66"><text:span text:style-name="T9">This file contains data in two columns. These columns are separated by semi-colons.</text:span></text:p>
            <text:p text:style-name="P42"><text:span text:style-name="T3">Use the</text:span><text:span text:style-name="T7"> IPython</text:span><text:span text:style-name="T3"> help to see how to do this.</text:span></text:p>
          </table:table-cell>
        </table:table-row>
        <table:table-row table:style-name="Table1.1">
          <table:table-cell table:style-name="Table1.A1" office:value-type="string">
            <text:p text:style-name="P14">[<text:span text:style-name="T50">IPython </text:span>Terminal]</text:p>
            <text:p text:style-name="P29"/>
            <text:p text:style-name="P15">Type</text:p>
            <text:p text:style-name="P5"><text:span text:style-name="T7">L, T = loadtxt(</text:span><text:span text:style-name="T31">“</text:span><text:span text:style-name="T7">pendulum_semicolon.txt</text:span><text:span text:style-name="T31">”</text:span><text:span text:style-name="T7">, unpack=True,delimiter=';')</text:span></text:p>
            <text:p text:style-name="P5"/>
            <text:p text:style-name="P5"/>
          </table:table-cell>
          <table:table-cell table:style-name="Table1.A1" office:value-type="string">
            <text:p text:style-name="P5">Let us look at the solution. Switch to the terminal.</text:p>
            <text:p text:style-name="P5"/>
            <text:p text:style-name="P5"><text:span text:style-name="T3">Type</text:span><text:span text:style-name="T12"> </text:span><text:span text:style-name="T11">L</text:span><text:span text:style-name="T12">(comma)</text:span><text:span text:style-name="T11">T</text:span><text:span text:style-name="T12">(equal to)</text:span><text:span text:style-name="T11">loadtxt</text:span><text:span text:style-name="T12">(open bracket)(</text:span><text:span text:style-name="T34">within double </text:span><text:span text:style-name="T12">quotes)</text:span><text:span text:style-name="T11">pendulum</text:span><text:span text:style-name="T12">(underscore)</text:span><text:span text:style-name="T11">semocolon</text:span><text:span text:style-name="T12">(dot)</text:span><text:span text:style-name="T11">txt</text:span><text:span text:style-name="T12">(comma)</text:span><text:span text:style-name="T11">unpack</text:span><text:span text:style-name="T12">(equal to)</text:span><text:span text:style-name="T11">True</text:span><text:span text:style-name="T12">(comma)</text:span><text:span text:style-name="T11">delimiter</text:span><text:span text:style-name="T14">(equal to)</text:span><text:span text:style-name="T12">(within </text:span><text:span text:style-name="T34">double</text:span><text:span text:style-name="T12"> quotes)</text:span><text:span text:style-name="T11">semicolon</text:span><text:span text:style-name="T12">(bracket close).</text:span></text:p>
            <text:p text:style-name="P5"/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4">[<text:span text:style-name="T50">IPython </text:span>Terminal]</text:p>
            <text:p text:style-name="P26">Type</text:p>
            <text:p text:style-name="P5"><text:span text:style-name="T3">print</text:span><text:span text:style-name="T7"> L</text:span></text:p>
            <text:p text:style-name="P9">and press Enter</text:p>
            <text:p text:style-name="P14"><text:soft-page-break/>[<text:span text:style-name="T50">IPython </text:span>Terminal]</text:p>
            <text:p text:style-name="P9">Type</text:p>
            <text:p text:style-name="P34"><text:span text:style-name="T3">print</text:span><text:span text:style-name="T7"> T</text:span></text:p>
            <text:p text:style-name="P34"><text:span text:style-name="T3">and press</text:span><text:span text:style-name="T7"> Enter</text:span></text:p>
          </table:table-cell>
          <table:table-cell table:style-name="Table1.A1" office:value-type="string">
            <text:p text:style-name="P5"><text:span text:style-name="T3">Then Type</text:span><text:span text:style-name="T12"> </text:span><text:span text:style-name="T11">print</text:span><text:span text:style-name="T19">(space)</text:span><text:span text:style-name="T11">L</text:span><text:span text:style-name="T19"> and press </text:span><text:span text:style-name="T20">Enter.</text:span></text:p>
            <text:p text:style-name="P5"/>
            <text:p text:style-name="P5"><text:span text:style-name="T21">print</text:span><text:span text:style-name="T19">(space)</text:span><text:span text:style-name="T20">T </text:span><text:span text:style-name="T12">and press</text:span><text:span text:style-name="T3"> </text:span><text:span text:style-name="T7">Enter. </text:span></text:p>
            <text:p text:style-name="P5"/>
            <text:p text:style-name="P34"><text:soft-page-break/>This will display the contents inside the two variables <text:span text:style-name="T31">L</text:span> and <text:span text:style-name="T31">T.</text:span></text:p>
          </table:table-cell>
        </table:table-row>
        <table:table-row table:style-name="Table1.1">
          <table:table-cell table:style-name="Table1.A1" office:value-type="string">
            <text:p text:style-name="P38"/>
            <text:p text:style-name="P38">Summary slide</text:p>
          </table:table-cell>
          <table:table-cell table:style-name="Table1.A1" office:value-type="string">
            <text:p text:style-name="P34"><text:span text:style-name="T3">This brings us to the end of this tutorial. In this tutorial, we have learnt</text:span>:</text:p>
            <text:p text:style-name="P34"><text:span text:style-name="T5">T</text:span><text:span text:style-name="T3">o read data from files</text:span> using the <text:span text:style-name="T31">loadtxt()</text:span> command.</text:p>
            <text:p text:style-name="P5">The data can be in </text:p>
            <text:list xml:id="list4437574760811503541" text:style-name="WWNum8">
              <text:list-item>
                <text:p text:style-name="P59">A<text:span text:style-name="T3"> single column format</text:span></text:p>
              </text:list-item>
            </text:list>
            <text:p text:style-name="P5">or</text:p>
            <text:list xml:id="list163647945253371" text:continue-numbering="true" text:style-name="WWNum8">
              <text:list-item>
                <text:p text:style-name="P63"><text:span text:style-name="T3">Multiple column</text:span> format<text:span text:style-name="T3">, separated by spaces or other delimiters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8"/>
            <text:p text:style-name="P38"><text:line-break/>Evaluation slide</text:p>
          </table:table-cell>
          <table:table-cell table:style-name="Table1.A1" office:value-type="string">
            <text:p text:style-name="P38">Here are some self assessment questions for you to solve</text:p>
            <text:list xml:id="list7082583780633150589" text:style-name="WWNum10">
              <text:list-item>
                <text:p text:style-name="P60"><text:span text:style-name="T7">loadtxt</text:span><text:span text:style-name="T3"> can read data </text:span><text:span text:style-name="T6">only </text:span><text:span text:style-name="T3">from a file with one column Is it True or False?</text:span></text:p>
              </text:list-item>
              <text:list-item>
                <text:p text:style-name="P60"><text:span text:style-name="T3">Given a file</text:span><text:span text:style-name="T7"> data.txt</text:span><text:span text:style-name="T3"> with three columns of data separated by spaces, read it into 3 separate simple sequences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5"/>
            <text:p text:style-name="P38"><text:line-break/>Evaluation slide</text:p>
          </table:table-cell>
          <table:table-cell table:style-name="Table1.A1" office:value-type="string">
            <text:list xml:id="list163649255880262" text:continue-numbering="true" text:style-name="WWNum10">
              <text:list-item>
                <text:p text:style-name="P64"><text:span text:style-name="T3">Given a file</text:span><text:span text:style-name="T7"> data.txt</text:span><text:span text:style-name="T3"> with three columns of data separated by ":", read it into 3 separate simple sequences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9">Solution Slide </text:p>
            <text:p text:style-name="P38"/>
          </table:table-cell>
          <table:table-cell table:style-name="Table1.A1" office:value-type="string">
            <text:p text:style-name="P38">Now let us look at the answers,</text:p>
            <text:p text:style-name="P69">The answer to the first question is False. </text:p>
            <text:p text:style-name="P25"/>
            <text:p text:style-name="P25"><text:span text:style-name="T3">The</text:span><text:span text:style-name="T24"> </text:span><text:span text:style-name="T25">loadtxt</text:span><text:span text:style-name="T32">() </text:span><text:span text:style-name="T3">command can read data from files having <text:s/>single columns as well as multiple columns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51">S</text:span>olutions <text:s/>Slide </text:p>
            <text:p text:style-name="P34"/>
          </table:table-cell>
          <table:table-cell table:style-name="Table1.A1" office:value-type="string">
            <text:p text:style-name="P43">To separate data into three columns, we<text:span text:style-name="T3"> use the</text:span><text:span text:style-name="T8"> loadtxt</text:span><text:span text:style-name="T32">()</text:span> <text:span text:style-name="T3">command as follows,</text:span></text:p>
            <text:p text:style-name="P34"><text:span text:style-name="T11">x</text:span><text:span text:style-name="T21">(</text:span><text:span text:style-name="T23">equal to)</text:span><text:span text:style-name="T11">loadtxt</text:span><text:span text:style-name="T23">(within brackets and double quotes</text:span><text:span text:style-name="T19">)</text:span><text:span text:style-name="T11">data</text:span><text:span text:style-name="T23">(dot</text:span><text:span text:style-name="T19">)</text:span><text:span text:style-name="T12">txt</text:span><text:span text:style-name="T19">(</text:span><text:span text:style-name="T23">comma</text:span><text:span text:style-name="T19">)</text:span><text:span text:style-name="T11">unpack</text:span><text:span text:style-name="T19">(equal to)</text:span><text:span text:style-name="T11">True</text:span></text:p>
          </table:table-cell>
        </table:table-row>
        <table:table-row table:style-name="Table1.1">
          <table:table-cell table:style-name="Table1.A1" office:value-type="string">
            <text:p text:style-name="P37"><text:span text:style-name="T51">S</text:span>olutions Slide </text:p>
          </table:table-cell>
          <table:table-cell table:style-name="Table1.A1" office:value-type="string">
            <text:p text:style-name="P38">The answer to the third question, if a file with three columns of data separated by delimiters,we read it into three separate sequences by using an additional argument of delimiter in the loadtxt command</text:p>
            <text:p text:style-name="P34"><text:soft-page-break/><text:span text:style-name="T11">x</text:span><text:span text:style-name="T22">(</text:span><text:span text:style-name="T23">equal to</text:span><text:span text:style-name="T22">)</text:span><text:span text:style-name="T11">loadtxt</text:span><text:span text:style-name="T22">(</text:span><text:span text:style-name="T23">open bracket and within double quotes</text:span><text:span text:style-name="T22">)</text:span><text:span text:style-name="T11">data</text:span><text:span text:style-name="T23">(dot)</text:span><text:span text:style-name="T11">txt</text:span><text:span text:style-name="T22">(</text:span><text:span text:style-name="T23">comma)</text:span><text:span text:style-name="T11">unpack</text:span><text:span text:style-name="T23">(equal to)</text:span><text:span text:style-name="T11">True</text:span><text:span text:style-name="T23">(comma)</text:span><text:span text:style-name="T21">delimiter</text:span><text:span text:style-name="T23">(equal to</text:span><text:span text:style-name="T22">)</text:span><text:span text:style-name="T23">(within double quotes)</text:span><text:span text:style-name="T21">semicolon</text:span><text:span text:style-name="T22">(</text:span><text:span text:style-name="T23">close bracket</text:span><text:span text:style-name="T22">)</text:span></text:p>
          </table:table-cell>
        </table:table-row>
        <table:table-row table:style-name="Table1.1">
          <table:table-cell table:style-name="Table1.A1" office:value-type="string">
            <text:p text:style-name="P18">Show Slide </text:p>
            <text:p text:style-name="P30">About the Spoken Tutorial Project </text:p>
            <text:p text:style-name="P19"/>
          </table:table-cell>
          <table:table-cell table:style-name="Table1.A1" office:value-type="string">
            <text:p text:style-name="P22">Th<text:span text:style-name="T35">e video in the following link </text:span>summarises the Spoken Tutorial project. </text:p>
            <text:p text:style-name="P22"/>
            <text:p text:style-name="P50">If you do not have good bandwidth, you may download and watch it. </text:p>
          </table:table-cell>
        </table:table-row>
        <table:table-row table:style-name="Table1.1">
          <table:table-cell table:style-name="Table1.A1" office:value-type="string">
            <text:p text:style-name="P46">Show Slide</text:p>
            <text:p text:style-name="P46">Spoken tutorial workshops </text:p>
          </table:table-cell>
          <table:table-cell table:style-name="Table1.A1" office:value-type="string">
            <text:p text:style-name="P46">We conduct workshops using Spoken Tutorials. </text:p>
            <text:p text:style-name="P54">Give Certificates. </text:p>
            <text:p text:style-name="P51">Please contact us. </text:p>
          </table:table-cell>
        </table:table-row>
        <table:table-row table:style-name="Table1.1">
          <table:table-cell table:style-name="Table1.A1" office:value-type="string">
            <text:p text:style-name="P47">Show Slide</text:p>
            <text:p text:style-name="P47">Forum </text:p>
          </table:table-cell>
          <table:table-cell table:style-name="Table1.A1" office:value-type="string">
            <text:p text:style-name="P49"><text:span text:style-name="T36">Do you have questions </text:span><text:span text:style-name="T37">o</text:span><text:span text:style-name="T36">n THIS </text:span><text:span text:style-name="T33">Spoken Tutorial?</text:span></text:p>
            <text:p text:style-name="P55">Choose the minute and second where you have the question. </text:p>
            <text:p text:style-name="P55">Explain your question briefly. </text:p>
            <text:p text:style-name="P55">Someone from the <text:span text:style-name="T30">FOSSEE</text:span> team will answer them. </text:p>
            <text:p text:style-name="P52">Please visit this site. </text:p>
          </table:table-cell>
        </table:table-row>
        <table:table-row table:style-name="Table1.1">
          <table:table-cell table:style-name="Table1.A1" office:value-type="string">
            <text:p text:style-name="P48">Show Slide</text:p>
            <text:p text:style-name="P48"><text:span text:style-name="T38">Fossee </text:span>Forum </text:p>
          </table:table-cell>
          <table:table-cell table:style-name="Table1.A1" office:value-type="string">
            <text:p text:style-name="P53">Do you have any general / technical questions?</text:p>
            <text:p text:style-name="P53">Please visit the forum given in the link.</text:p>
          </table:table-cell>
        </table:table-row>
        <table:table-row table:style-name="Table1.1">
          <table:table-cell table:style-name="Table1.A1" office:value-type="string">
            <text:p text:style-name="P47">Show Slide </text:p>
            <text:p text:style-name="P47">Textbook Companion </text:p>
          </table:table-cell>
          <table:table-cell table:style-name="Table1.A1" office:value-type="string">
            <text:p text:style-name="P47">The <text:span text:style-name="T30">FOSSEE </text:span>team coordinates coding of solved examples of popular books. </text:p>
            <text:p text:style-name="P55">We give honorarium and certificates for those who do this. </text:p>
            <text:p text:style-name="P52">For more details, please visit this site. </text:p>
          </table:table-cell>
        </table:table-row>
        <table:table-row table:style-name="Table1.1">
          <table:table-cell table:style-name="Table1.A1" office:value-type="string">
            <text:p text:style-name="P47">Show Slide</text:p>
            <text:p text:style-name="P47"><text:span text:style-name="T40">Acknowledgment</text:span> </text:p>
          </table:table-cell>
          <table:table-cell table:style-name="Table1.A1" office:value-type="string">
            <text:p text:style-name="P52">The Spoken Tutorial project is funded by NMEICT, MHRD, Govt. of India </text:p>
          </table:table-cell>
        </table:table-row>
        <table:table-row table:style-name="Table1.1">
          <table:table-cell table:style-name="Table1.A5" office:value-type="string">
            <text:p text:style-name="P47">Show Slide</text:p>
            <text:p text:style-name="P47">Thank You</text:p>
          </table:table-cell>
          <table:table-cell table:style-name="Table1.A5" office:value-type="string">
            <text:p text:style-name="P52">This is <text:span text:style-name="T39">Usha</text:span> from IIT Bombay signing off. <text:s/>Thanks for watching</text:p>
          </table:table-cell>
        </table:table-row>
      </table:table>
      <text:p text:style-name="P1"/>
      <text:p text:style-name="P4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tru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835in" style:contextual-spacing="true" fo:line-height="100%" fo:keep-with-next="always"/>
      <style:text-properties fo:font-variant="normal" fo:text-transform="none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style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style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style:contextual-spacing="tru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style:contextual-spacing="tru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style:contextual-spacing="tru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style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style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2" style:font-family-asian="'Times New Roman'" style:font-family-generic-asian="system" style:font-pitch-asian="variable" style:font-size-asian="10pt" style:font-style-asian="normal" style:font-weight-asian="normal" style:font-name-complex="Times New Roman2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4909in"/>
        </style:list-level-properties>
        <style:text-properties fo:font-family="Verdana" style:font-family-generic="swiss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0.9819in"/>
        </style:list-level-properties>
        <style:text-properties fo:font-family="Verdana" style:font-family-generic="swiss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1.4728in"/>
        </style:list-level-properties>
        <style:text-properties fo:font-family="Verdana" style:font-family-generic="swiss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1.9638in"/>
        </style:list-level-properties>
        <style:text-properties fo:font-family="Verdana" style:font-family-generic="swiss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2.4547in"/>
        </style:list-level-properties>
        <style:text-properties fo:font-family="Verdana" style:font-family-generic="swiss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2.9457in"/>
        </style:list-level-properties>
        <style:text-properties fo:font-family="Verdana" style:font-family-generic="swiss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3.4366in"/>
        </style:list-level-properties>
        <style:text-properties fo:font-family="Verdana" style:font-family-generic="swiss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3.928in"/>
        </style:list-level-properties>
        <style:text-properties fo:font-family="Verdana" style:font-family-generic="swiss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4.4189in"/>
        </style:list-level-properties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4909in"/>
        </style:list-level-properties>
        <style:text-properties fo:font-family="Verdana" style:font-family-generic="swiss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0.9819in"/>
        </style:list-level-properties>
        <style:text-properties fo:font-family="Verdana" style:font-family-generic="swiss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1.4728in"/>
        </style:list-level-properties>
        <style:text-properties fo:font-family="Verdana" style:font-family-generic="swiss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1.9638in"/>
        </style:list-level-properties>
        <style:text-properties fo:font-family="Verdana" style:font-family-generic="swiss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2.4547in"/>
        </style:list-level-properties>
        <style:text-properties fo:font-family="Verdana" style:font-family-generic="swiss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2.9457in"/>
        </style:list-level-properties>
        <style:text-properties fo:font-family="Verdana" style:font-family-generic="swiss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3.4366in"/>
        </style:list-level-properties>
        <style:text-properties fo:font-family="Verdana" style:font-family-generic="swiss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3.928in"/>
        </style:list-level-properties>
        <style:text-properties fo:font-family="Verdana" style:font-family-generic="swiss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4.4189in"/>
        </style:list-level-properties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4909in"/>
        </style:list-level-properties>
        <style:text-properties fo:font-family="Verdana" style:font-family-generic="swiss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0.9819in"/>
        </style:list-level-properties>
        <style:text-properties fo:font-family="Verdana" style:font-family-generic="swiss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1.4728in"/>
        </style:list-level-properties>
        <style:text-properties fo:font-family="Verdana" style:font-family-generic="swiss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1.9638in"/>
        </style:list-level-properties>
        <style:text-properties fo:font-family="Verdana" style:font-family-generic="swiss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2.4547in"/>
        </style:list-level-properties>
        <style:text-properties fo:font-family="Verdana" style:font-family-generic="swiss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2.9457in"/>
        </style:list-level-properties>
        <style:text-properties fo:font-family="Verdana" style:font-family-generic="swiss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3.4366in"/>
        </style:list-level-properties>
        <style:text-properties fo:font-family="Verdana" style:font-family-generic="swiss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3.928in"/>
        </style:list-level-properties>
        <style:text-properties fo:font-family="Verdana" style:font-family-generic="swiss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4.4189in"/>
        </style:list-level-properties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4909in"/>
        </style:list-level-properties>
        <style:text-properties fo:font-family="Verdana" style:font-family-generic="swiss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0.9819in"/>
        </style:list-level-properties>
        <style:text-properties fo:font-family="Verdana" style:font-family-generic="swiss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1.4728in"/>
        </style:list-level-properties>
        <style:text-properties fo:font-family="Verdana" style:font-family-generic="swiss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1.9638in"/>
        </style:list-level-properties>
        <style:text-properties fo:font-family="Verdana" style:font-family-generic="swiss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2.4547in"/>
        </style:list-level-properties>
        <style:text-properties fo:font-family="Verdana" style:font-family-generic="swiss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2.9457in"/>
        </style:list-level-properties>
        <style:text-properties fo:font-family="Verdana" style:font-family-generic="swiss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3.4366in"/>
        </style:list-level-properties>
        <style:text-properties fo:font-family="Verdana" style:font-family-generic="swiss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3.928in"/>
        </style:list-level-properties>
        <style:text-properties fo:font-family="Verdana" style:font-family-generic="swiss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4.4189in"/>
        </style:list-level-properties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4909in"/>
        </style:list-level-properties>
        <style:text-properties fo:font-family="Verdana" style:font-family-generic="swiss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0.9819in"/>
        </style:list-level-properties>
        <style:text-properties fo:font-family="Verdana" style:font-family-generic="swiss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1.4728in"/>
        </style:list-level-properties>
        <style:text-properties fo:font-family="Verdana" style:font-family-generic="swiss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1.9638in"/>
        </style:list-level-properties>
        <style:text-properties fo:font-family="Verdana" style:font-family-generic="swiss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2.4547in"/>
        </style:list-level-properties>
        <style:text-properties fo:font-family="Verdana" style:font-family-generic="swiss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2.9457in"/>
        </style:list-level-properties>
        <style:text-properties fo:font-family="Verdana" style:font-family-generic="swiss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3.4366in"/>
        </style:list-level-properties>
        <style:text-properties fo:font-family="Verdana" style:font-family-generic="swiss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3.928in"/>
        </style:list-level-properties>
        <style:text-properties fo:font-family="Verdana" style:font-family-generic="swiss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4.4189in"/>
        </style:list-level-properties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margin-left="0.4909in"/>
        </style:list-level-properties>
        <style:text-properties style:font-name="Times New Roman1"/>
      </text:list-level-style-bullet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margin-left="0.9819in"/>
        </style:list-level-properties>
      </text:list-level-style-number>
      <text:list-level-style-number text:level="3" text:style-name="ListLabel_20_2" style:num-suffix="." style:num-format="1">
        <style:list-level-properties text:list-level-position-and-space-mode="label-alignment">
          <style:list-level-label-alignment text:label-followed-by="listtab" fo:margin-left="1.4728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margin-left="1.9638in"/>
        </style:list-level-properties>
      </text:list-level-style-number>
      <text:list-level-style-number text:level="5" text:style-name="ListLabel_20_2" style:num-suffix="." style:num-format="1">
        <style:list-level-properties text:list-level-position-and-space-mode="label-alignment">
          <style:list-level-label-alignment text:label-followed-by="listtab" fo:margin-left="2.4547in"/>
        </style:list-level-properties>
      </text:list-level-style-number>
      <text:list-level-style-number text:level="6" text:style-name="ListLabel_20_2" style:num-suffix="." style:num-format="1">
        <style:list-level-properties text:list-level-position-and-space-mode="label-alignment">
          <style:list-level-label-alignment text:label-followed-by="listtab" fo:margin-left="2.9457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margin-left="3.4366in"/>
        </style:list-level-properties>
      </text:list-level-style-number>
      <text:list-level-style-number text:level="8" text:style-name="ListLabel_20_2" style:num-suffix="." style:num-format="1">
        <style:list-level-properties text:list-level-position-and-space-mode="label-alignment">
          <style:list-level-label-alignment text:label-followed-by="listtab" fo:margin-left="3.928in"/>
        </style:list-level-properties>
      </text:list-level-style-number>
      <text:list-level-style-number text:level="9" text:style-name="ListLabel_20_2" style:num-suffix="." style:num-format="1">
        <style:list-level-properties text:list-level-position-and-space-mode="label-alignment">
          <style:list-level-label-alignment text:label-followed-by="listtab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4909in"/>
        </style:list-level-properties>
        <style:text-properties fo:font-family="Verdana" style:font-family-generic="swiss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0.9819in"/>
        </style:list-level-properties>
        <style:text-properties fo:font-family="Verdana" style:font-family-generic="swiss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1.4728in"/>
        </style:list-level-properties>
        <style:text-properties fo:font-family="Verdana" style:font-family-generic="swiss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1.9638in"/>
        </style:list-level-properties>
        <style:text-properties fo:font-family="Verdana" style:font-family-generic="swiss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2.4547in"/>
        </style:list-level-properties>
        <style:text-properties fo:font-family="Verdana" style:font-family-generic="swiss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2.9457in"/>
        </style:list-level-properties>
        <style:text-properties fo:font-family="Verdana" style:font-family-generic="swiss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3.4366in"/>
        </style:list-level-properties>
        <style:text-properties fo:font-family="Verdana" style:font-family-generic="swiss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3.928in"/>
        </style:list-level-properties>
        <style:text-properties fo:font-family="Verdana" style:font-family-generic="swiss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4.4189in"/>
        </style:list-level-properties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margin-left="0.4909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margin-left="0.9819in"/>
        </style:list-level-properties>
      </text:list-level-style-number>
      <text:list-level-style-number text:level="3" text:style-name="ListLabel_20_2" style:num-suffix="." style:num-format="1">
        <style:list-level-properties text:list-level-position-and-space-mode="label-alignment">
          <style:list-level-label-alignment text:label-followed-by="listtab" fo:margin-left="1.4728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margin-left="1.9638in"/>
        </style:list-level-properties>
      </text:list-level-style-number>
      <text:list-level-style-number text:level="5" text:style-name="ListLabel_20_2" style:num-suffix="." style:num-format="1">
        <style:list-level-properties text:list-level-position-and-space-mode="label-alignment">
          <style:list-level-label-alignment text:label-followed-by="listtab" fo:margin-left="2.4547in"/>
        </style:list-level-properties>
      </text:list-level-style-number>
      <text:list-level-style-number text:level="6" text:style-name="ListLabel_20_2" style:num-suffix="." style:num-format="1">
        <style:list-level-properties text:list-level-position-and-space-mode="label-alignment">
          <style:list-level-label-alignment text:label-followed-by="listtab" fo:margin-left="2.9457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margin-left="3.4366in"/>
        </style:list-level-properties>
      </text:list-level-style-number>
      <text:list-level-style-number text:level="8" text:style-name="ListLabel_20_2" style:num-suffix="." style:num-format="1">
        <style:list-level-properties text:list-level-position-and-space-mode="label-alignment">
          <style:list-level-label-alignment text:label-followed-by="listtab" fo:margin-left="3.928in"/>
        </style:list-level-properties>
      </text:list-level-style-number>
      <text:list-level-style-number text:level="9" text:style-name="ListLabel_20_2" style:num-suffix="." style:num-format="1">
        <style:list-level-properties text:list-level-position-and-space-mode="label-alignment">
          <style:list-level-label-alignment text:label-followed-by="listtab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4909in"/>
        </style:list-level-properties>
        <style:text-properties fo:font-family="Verdana" style:font-family-generic="swiss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0.9819in"/>
        </style:list-level-properties>
        <style:text-properties fo:font-family="Verdana" style:font-family-generic="swiss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1.4728in"/>
        </style:list-level-properties>
        <style:text-properties fo:font-family="Verdana" style:font-family-generic="swiss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1.9638in"/>
        </style:list-level-properties>
        <style:text-properties fo:font-family="Verdana" style:font-family-generic="swiss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2.4547in"/>
        </style:list-level-properties>
        <style:text-properties fo:font-family="Verdana" style:font-family-generic="swiss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2.9457in"/>
        </style:list-level-properties>
        <style:text-properties fo:font-family="Verdana" style:font-family-generic="swiss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3.4366in"/>
        </style:list-level-properties>
        <style:text-properties fo:font-family="Verdana" style:font-family-generic="swiss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3.928in"/>
        </style:list-level-properties>
        <style:text-properties fo:font-family="Verdana" style:font-family-generic="swiss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4.4189in"/>
        </style:list-level-properties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margin-left="0.4909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margin-left="0.9819in"/>
        </style:list-level-properties>
      </text:list-level-style-number>
      <text:list-level-style-number text:level="3" text:style-name="ListLabel_20_2" style:num-suffix="." style:num-format="1">
        <style:list-level-properties text:list-level-position-and-space-mode="label-alignment">
          <style:list-level-label-alignment text:label-followed-by="listtab" fo:margin-left="1.4728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margin-left="1.9638in"/>
        </style:list-level-properties>
      </text:list-level-style-number>
      <text:list-level-style-number text:level="5" text:style-name="ListLabel_20_2" style:num-suffix="." style:num-format="1">
        <style:list-level-properties text:list-level-position-and-space-mode="label-alignment">
          <style:list-level-label-alignment text:label-followed-by="listtab" fo:margin-left="2.4547in"/>
        </style:list-level-properties>
      </text:list-level-style-number>
      <text:list-level-style-number text:level="6" text:style-name="ListLabel_20_2" style:num-suffix="." style:num-format="1">
        <style:list-level-properties text:list-level-position-and-space-mode="label-alignment">
          <style:list-level-label-alignment text:label-followed-by="listtab" fo:margin-left="2.9457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margin-left="3.4366in"/>
        </style:list-level-properties>
      </text:list-level-style-number>
      <text:list-level-style-number text:level="8" text:style-name="ListLabel_20_2" style:num-suffix="." style:num-format="1">
        <style:list-level-properties text:list-level-position-and-space-mode="label-alignment">
          <style:list-level-label-alignment text:label-followed-by="listtab" fo:margin-left="3.928in"/>
        </style:list-level-properties>
      </text:list-level-style-number>
      <text:list-level-style-number text:level="9" text:style-name="ListLabel_20_2" style:num-suffix="." style:num-format="1">
        <style:list-level-properties text:list-level-position-and-space-mode="label-alignment">
          <style:list-level-label-alignment text:label-followed-by="listtab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4909in"/>
        </style:list-level-properties>
        <style:text-properties fo:font-family="Verdana" style:font-family-generic="swiss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0.9819in"/>
        </style:list-level-properties>
        <style:text-properties fo:font-family="Verdana" style:font-family-generic="swiss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1.4728in"/>
        </style:list-level-properties>
        <style:text-properties fo:font-family="Verdana" style:font-family-generic="swiss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1.9638in"/>
        </style:list-level-properties>
        <style:text-properties fo:font-family="Verdana" style:font-family-generic="swiss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2.4547in"/>
        </style:list-level-properties>
        <style:text-properties fo:font-family="Verdana" style:font-family-generic="swiss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2.9457in"/>
        </style:list-level-properties>
        <style:text-properties fo:font-family="Verdana" style:font-family-generic="swiss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3.4366in"/>
        </style:list-level-properties>
        <style:text-properties fo:font-family="Verdana" style:font-family-generic="swiss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3.928in"/>
        </style:list-level-properties>
        <style:text-properties fo:font-family="Verdana" style:font-family-generic="swiss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4.4189in"/>
        </style:list-level-properties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dc:date>2015-10-26T16:36:47.310095203</dc:date>
    <dc:creator>Vineeta Parmar</dc:creator>
    <meta:editing-duration>PT56M55S</meta:editing-duration>
    <meta:editing-cycles>17</meta:editing-cycles>
    <meta:document-statistic meta:table-count="1" meta:image-count="0" meta:object-count="0" meta:page-count="6" meta:paragraph-count="168" meta:word-count="1087" meta:character-count="6923" meta:non-whitespace-character-count="5967"/>
  </office:meta>
</office:document-meta>
</file>